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428c"/>
    </style:style>
    <style:style style:name="P2" style:family="paragraph" style:parent-style-name="Standard">
      <style:paragraph-properties fo:text-align="center" style:justify-single-word="false"/>
      <style:text-properties fo:color="#c9211e" style:font-name="Arial" fo:font-size="14pt" fo:font-weight="bold" officeooo:rsid="0013428c" officeooo:paragraph-rsid="0013428c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1559af" officeooo:paragraph-rsid="001559af"/>
    </style:style>
    <style:style style:name="P4" style:family="paragraph" style:parent-style-name="Standard">
      <style:text-properties fo:color="#2a6099" style:font-name="Arial" fo:font-size="13pt" fo:font-weight="bold" officeooo:rsid="001559af" officeooo:paragraph-rsid="001559af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2a6099" style:font-name="Arial" fo:font-size="14pt" fo:font-style="normal" style:text-underline-style="solid" style:text-underline-width="auto" style:text-underline-color="font-color" fo:font-weight="bold" officeooo:rsid="001559af" officeooo:paragraph-rsid="001559af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color="#000000" style:font-name="Arial" fo:font-size="12pt" fo:font-weight="normal" officeooo:rsid="001559af" officeooo:paragraph-rsid="001559af" style:font-size-asian="12pt" style:font-weight-asian="normal" style:font-size-complex="12pt" style:font-weight-complex="normal"/>
    </style:style>
    <style:style style:name="T1" style:family="text">
      <style:text-properties fo:color="#2a6099"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15ce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U CMP3004 2020 Spring Term Project</text:p>
      <text:p text:style-name="P1"/>
      <text:p text:style-name="P5">Introduction</text:p>
      <text:p text:style-name="P3"><text:tab/>The aim of this project was to come up with different methods to solve a classic Computer Science problem known as the Travelling Salesman Problem, <text:span text:style-name="T2">which doesn’t have a polynomial solution.</text:span></text:p>
      <text:p text:style-name="P3"><text:tab/><text:span text:style-name="T2">In this project we have used one bad algorithm (exhaustive) just as a base-point. The other algorithms come close to the shortest path, and they do it in a short amount of time. Except for the genetic algorithm, which will be explained further in its section.</text:span></text:p>
      <text:p text:style-name="P3"/>
      <text:p text:style-name="P4">Exhaustive Search (Onur Orkun Kader)</text:p>
      <text:p text:style-name="P3"/>
      <text:p text:style-name="P3"><text:span text:style-name="T1">Nearest Neighbour Algorithm (Onur Orkun Kader)</text:span></text:p>
      <text:p text:style-name="P3"/>
      <text:p text:style-name="P3"><text:span text:style-name="T1">Greedy Algorithm (Eren Özdemir)</text:span><text:line-break/><text:line-break/><text:span text:style-name="T1">Divide &amp; Conquer (Oktay Mert Aküzüm)</text:span></text:p>
      <text:p text:style-name="P6"/>
      <text:p text:style-name="P4">Genetic Algorithm (Onur Orkun Kader)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2pt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2T15:53:53.569067914</meta:creation-date>
    <dc:date>2020-06-02T17:50:07.477798405</dc:date>
    <meta:editing-duration>PT14M46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8" meta:word-count="110" meta:character-count="685" meta:non-whitespace-character-count="580"/>
  </office:meta>
</office:document-meta>
</file>